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d675" officeooo:paragraph-rsid="000ad67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cdc8e" officeooo:paragraph-rsid="000fbf3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dc8e" officeooo:paragraph-rsid="0016442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0ad675" officeooo:paragraph-rsid="000ad67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0a4a0d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0ad675" officeooo:paragraph-rsid="0013970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5608c" officeooo:paragraph-rsid="000fbf3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5608c" officeooo:paragraph-rsid="0015608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64422" officeooo:paragraph-rsid="0016442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6dfe3" officeooo:paragraph-rsid="0016dfe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8efaf" officeooo:paragraph-rsid="0018efa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9fbc0" officeooo:paragraph-rsid="0019fbc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bc0e5" officeooo:paragraph-rsid="001bc0e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d71c1" officeooo:paragraph-rsid="001d71c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ea342" officeooo:paragraph-rsid="001ea34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f4e3b" officeooo:paragraph-rsid="001f4e3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0f849a" officeooo:paragraph-rsid="000f84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16dfe3" officeooo:paragraph-rsid="00164422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bold" officeooo:rsid="0021afd9" officeooo:paragraph-rsid="0021afd9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205" officeooo:paragraph-rsid="0005720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057205"/>
    </style:style>
    <style:style style:name="P26" style:family="paragraph" style:parent-style-name="Standard">
      <style:paragraph-properties fo:text-align="start" style:justify-single-word="false"/>
      <style:text-properties officeooo:paragraph-rsid="000a4a0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057205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bold" officeooo:rsid="00057205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rsid="00057205" officeooo:paragraph-rsid="00057205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ad675" officeooo:paragraph-rsid="000ad6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e50da" officeooo:paragraph-rsid="000dd38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e50da" officeooo:paragraph-rsid="000e50d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f849a" officeooo:paragraph-rsid="000f84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106b55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cdc8e" officeooo:paragraph-rsid="000dc48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dc48e" officeooo:paragraph-rsid="000dc48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ad675" officeooo:paragraph-rsid="000ad67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c48e" officeooo:paragraph-rsid="000dc48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c48e" officeooo:paragraph-rsid="000dc48e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c48e" officeooo:paragraph-rsid="000dd380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d380" officeooo:paragraph-rsid="000dd380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d380" officeooo:paragraph-rsid="000f849a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f849a" officeooo:paragraph-rsid="000f849a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f849a" officeooo:paragraph-rsid="000fbf3a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fbf3a" officeooo:paragraph-rsid="000fbf3a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fbf3a" officeooo:paragraph-rsid="00106b55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06b55" officeooo:paragraph-rsid="00106b55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weight="normal" officeooo:rsid="00057205" officeooo:paragraph-rsid="000a4a0d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fo:font-size="12pt" fo:font-weight="normal" officeooo:rsid="00057205" officeooo:paragraph-rsid="000a4a0d" style:font-size-asian="10.5pt" style:font-weight-asian="normal" style:font-size-complex="12pt" style:font-weight-complex="normal"/>
    </style:style>
    <style:style style:name="P59" style:family="paragraph" style:parent-style-name="Standard" style:list-style-name="L13">
      <style:paragraph-properties fo:text-align="start" style:justify-single-word="false"/>
      <style:text-properties fo:font-size="12pt" fo:font-weight="normal" officeooo:rsid="000808b0" officeooo:paragraph-rsid="00057205" style:font-size-asian="10.5pt" style:font-weight-asian="normal" style:font-size-complex="12pt" style:font-weight-complex="normal"/>
    </style:style>
    <style:style style:name="P60" style:family="paragraph" style:parent-style-name="Standard" style:list-style-name="L14">
      <style:paragraph-properties fo:text-align="start" style:justify-single-word="false"/>
      <style:text-properties fo:font-size="12pt" fo:font-weight="normal" officeooo:rsid="000808b0" officeooo:paragraph-rsid="00057205" style:font-size-asian="10.5pt" style:font-weight-asian="normal" style:font-size-complex="12pt" style:font-weight-complex="normal"/>
    </style:style>
    <style:style style:name="P61" style:family="paragraph" style:parent-style-name="Standard" style:list-style-name="L59">
      <style:paragraph-properties fo:text-align="start" style:justify-single-word="false"/>
      <style:text-properties fo:font-size="12pt" fo:font-weight="normal" officeooo:rsid="0015608c" officeooo:paragraph-rsid="0015608c" style:font-size-asian="12pt" style:font-weight-asian="normal" style:font-size-complex="12pt" style:font-weight-complex="normal"/>
    </style:style>
    <style:style style:name="P62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7">
      <style:paragraph-properties fo:text-align="start" style:justify-single-word="false"/>
      <style:text-properties fo:font-size="12pt" fo:font-style="normal" fo:font-weight="normal" officeooo:rsid="000808b0" officeooo:paragraph-rsid="000a4a0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9">
      <style:paragraph-properties fo:text-align="start" style:justify-single-word="false"/>
      <style:text-properties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1">
      <style:paragraph-properties fo:text-align="start" style:justify-single-word="false"/>
      <style:text-properties fo:font-size="12pt" fo:font-style="normal" fo:font-weight="normal" officeooo:rsid="000ad675" officeooo:paragraph-rsid="000ad67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22">
      <style:paragraph-properties fo:text-align="start" style:justify-single-word="false"/>
      <style:text-properties fo:font-size="12pt" fo:font-style="normal" fo:font-weight="normal" officeooo:rsid="000ad675" officeooo:paragraph-rsid="000ad675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23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4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25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6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7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8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57">
      <style:paragraph-properties fo:text-align="start" style:justify-single-word="false"/>
      <style:text-properties fo:font-size="12pt" fo:font-style="normal" fo:font-weight="normal" officeooo:rsid="0015608c" officeooo:paragraph-rsid="0015608c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58">
      <style:paragraph-properties fo:text-align="start" style:justify-single-word="false"/>
      <style:text-properties fo:font-size="12pt" fo:font-style="normal" fo:font-weight="normal" officeooo:rsid="0015608c" officeooo:paragraph-rsid="0015608c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60">
      <style:paragraph-properties fo:text-align="start" style:justify-single-word="false"/>
      <style:text-properties fo:font-size="12pt" fo:font-style="normal" fo:font-weight="normal" officeooo:rsid="00164422" officeooo:paragraph-rsid="00164422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61">
      <style:paragraph-properties fo:text-align="start" style:justify-single-word="false"/>
      <style:text-properties fo:font-size="12pt" fo:font-style="normal" fo:font-weight="normal" officeooo:rsid="00164422" officeooo:paragraph-rsid="00164422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62">
      <style:paragraph-properties fo:text-align="start" style:justify-single-word="false"/>
      <style:text-properties fo:font-size="12pt" fo:font-style="normal" fo:font-weight="normal" officeooo:rsid="00164422" officeooo:paragraph-rsid="00164422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63">
      <style:paragraph-properties fo:text-align="start" style:justify-single-word="false"/>
      <style:text-properties fo:font-size="12pt" fo:font-style="normal" fo:font-weight="normal" officeooo:rsid="00164422" officeooo:paragraph-rsid="00164422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64">
      <style:paragraph-properties fo:text-align="start" style:justify-single-word="false"/>
      <style:text-properties fo:font-size="12pt" fo:font-style="normal" fo:font-weight="normal" officeooo:rsid="0016dfe3" officeooo:paragraph-rsid="0016dfe3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65">
      <style:paragraph-properties fo:text-align="start" style:justify-single-word="false"/>
      <style:text-properties fo:font-size="12pt" fo:font-style="normal" fo:font-weight="normal" officeooo:rsid="0016dfe3" officeooo:paragraph-rsid="0016dfe3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66">
      <style:paragraph-properties fo:text-align="start" style:justify-single-word="false"/>
      <style:text-properties fo:font-size="12pt" fo:font-style="normal" fo:font-weight="normal" officeooo:rsid="0016dfe3" officeooo:paragraph-rsid="0016dfe3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67">
      <style:paragraph-properties fo:text-align="start" style:justify-single-word="false"/>
      <style:text-properties fo:font-size="12pt" fo:font-style="normal" fo:font-weight="normal" officeooo:rsid="0016dfe3" officeooo:paragraph-rsid="0016dfe3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67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68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69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70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71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72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73">
      <style:paragraph-properties fo:text-align="start" style:justify-single-word="false"/>
      <style:text-properties fo:font-size="12pt" fo:font-style="normal" fo:font-weight="normal" officeooo:rsid="0018efaf" officeooo:paragraph-rsid="0018efaf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74">
      <style:paragraph-properties fo:text-align="start" style:justify-single-word="false"/>
      <style:text-properties fo:font-size="12pt" fo:font-style="normal" fo:font-weight="normal" officeooo:rsid="0018efaf" officeooo:paragraph-rsid="0018efaf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75">
      <style:paragraph-properties fo:text-align="start" style:justify-single-word="false"/>
      <style:text-properties fo:font-size="12pt" fo:font-style="normal" fo:font-weight="normal" officeooo:rsid="0019fbc0" officeooo:paragraph-rsid="0019fbc0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76">
      <style:paragraph-properties fo:text-align="start" style:justify-single-word="false"/>
      <style:text-properties fo:font-size="12pt" fo:font-style="normal" fo:font-weight="normal" officeooo:rsid="0019fbc0" officeooo:paragraph-rsid="001bc0e5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77">
      <style:paragraph-properties fo:text-align="start" style:justify-single-word="false"/>
      <style:text-properties fo:font-size="12pt" fo:font-style="normal" fo:font-weight="normal" officeooo:rsid="001bc0e5" officeooo:paragraph-rsid="001bc0e5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78">
      <style:paragraph-properties fo:text-align="start" style:justify-single-word="false"/>
      <style:text-properties fo:font-size="12pt" fo:font-style="normal" fo:font-weight="normal" officeooo:rsid="001bc0e5" officeooo:paragraph-rsid="001bc0e5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79">
      <style:paragraph-properties fo:text-align="start" style:justify-single-word="false"/>
      <style:text-properties fo:font-size="12pt" fo:font-style="normal" fo:font-weight="normal" officeooo:rsid="001d71c1" officeooo:paragraph-rsid="001d71c1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style="normal" fo:font-weight="normal" officeooo:rsid="0021afd9" officeooo:paragraph-rsid="0021afd9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57">
      <style:paragraph-properties fo:text-align="start" style:justify-single-word="false"/>
      <style:text-properties fo:font-size="12pt" fo:font-style="normal" fo:font-weight="bold" officeooo:rsid="002484f9" officeooo:paragraph-rsid="002484f9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 style:list-style-name="L9">
      <style:paragraph-properties fo:text-align="start" style:justify-single-word="false"/>
      <style:text-properties style:font-name="Times New Roman" fo:font-size="12pt" fo:font-style="normal" fo:font-weight="normal" officeooo:rsid="00057205" officeooo:paragraph-rsid="000a4a0d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0">
      <style:paragraph-properties fo:text-align="start" style:justify-single-word="false"/>
      <style:text-properties style:font-name="Times New Roman" fo:font-size="12pt" fo:font-style="normal" fo:font-weight="normal" officeooo:rsid="00057205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11">
      <style:paragraph-properties fo:text-align="start" style:justify-single-word="false"/>
      <style:text-properties style:font-name="Times New Roman"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9">
      <style:paragraph-properties fo:margin-left="6.253cm" fo:margin-right="0cm" fo:text-align="start" style:justify-single-word="false" fo:text-indent="-0.635cm" style:auto-text-indent="false"/>
      <style:text-properties fo:font-size="12pt" fo:font-weight="normal" officeooo:rsid="00057205" officeooo:paragraph-rsid="000a4a0d" style:font-size-asian="10.5pt" style:font-weight-asian="normal" style:font-size-complex="12pt" style:font-weight-complex="normal"/>
    </style:style>
    <style:style style:name="P102" style:family="paragraph" style:parent-style-name="Standard" style:list-style-name="L10">
      <style:paragraph-properties fo:margin-left="6.253cm" fo:margin-right="0cm" fo:text-align="start" style:justify-single-word="false" fo:text-indent="-0.635cm" style:auto-text-indent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103" style:family="paragraph" style:parent-style-name="Standard" style:list-style-name="L11">
      <style:paragraph-properties fo:margin-left="6.253cm" fo:margin-right="0cm" fo:text-align="start" style:justify-single-word="false" fo:text-indent="-0.635cm" style:auto-text-indent="false"/>
      <style:text-properties fo:font-size="12pt" fo:font-weight="normal" officeooo:rsid="000808b0" officeooo:paragraph-rsid="00057205" style:font-size-asian="10.5pt" style:font-weight-asian="normal" style:font-size-complex="12pt" style:font-weight-complex="normal"/>
    </style:style>
    <style:style style:name="P104" style:family="paragraph" style:parent-style-name="Standard" style:list-style-name="L12">
      <style:paragraph-properties fo:margin-left="6.253cm" fo:margin-right="0cm" fo:text-align="start" style:justify-single-word="false" fo:text-indent="-0.635cm" style:auto-text-indent="false"/>
      <style:text-properties fo:font-size="12pt" fo:font-weight="normal" officeooo:rsid="000808b0" officeooo:paragraph-rsid="00057205" style:font-size-asian="10.5pt" style:font-weight-asian="normal" style:font-size-complex="12pt" style:font-weight-complex="normal"/>
    </style:style>
    <style:style style:name="P105" style:family="paragraph" style:parent-style-name="Standard" style:list-style-name="L31">
      <style:paragraph-properties fo:margin-left="6.253cm" fo:margin-right="0cm" fo:text-align="start" style:justify-single-word="false" fo:text-indent="-0.635cm" style:auto-text-indent="false"/>
      <style:text-properties fo:font-size="12pt" fo:font-weight="normal" officeooo:rsid="000cdc8e" officeooo:paragraph-rsid="000cdc8e" style:font-size-asian="12pt" style:font-weight-asian="normal" style:font-size-complex="12pt" style:font-weight-complex="normal"/>
    </style:style>
    <style:style style:name="P106" style:family="paragraph" style:parent-style-name="Standard" style:list-style-name="L16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32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dc48e" officeooo:paragraph-rsid="000dc48e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33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dc48e" officeooo:paragraph-rsid="000dc48e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33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dc48e" officeooo:paragraph-rsid="000dc48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34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dd380" officeooo:paragraph-rsid="000dd38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35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dd380" officeooo:paragraph-rsid="000dd38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45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46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47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18">
      <style:paragraph-properties fo:margin-left="3.752cm" fo:margin-right="0cm" fo:text-align="start" style:justify-single-word="false" fo:text-indent="-0.635cm" style:auto-text-indent="false"/>
      <style:text-properties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0">
      <style:paragraph-properties fo:margin-left="3.752cm" fo:margin-right="0cm" fo:text-align="start" style:justify-single-word="false" fo:text-indent="-0.635cm" style:auto-text-indent="false"/>
      <style:text-properties fo:font-size="12pt" fo:font-style="normal" fo:font-weight="normal" officeooo:rsid="000ad675" officeooo:paragraph-rsid="000ad675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2">
      <style:paragraph-properties fo:margin-left="5.002cm" fo:margin-right="0cm" fo:text-align="start" style:justify-single-word="false" fo:text-indent="-0.635cm" style:auto-text-indent="false"/>
      <style:text-properties fo:font-size="12pt" fo:font-style="normal" fo:font-weight="normal" officeooo:rsid="000ad675" officeooo:paragraph-rsid="000ad675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2">
      <style:paragraph-properties fo:margin-left="3.752cm" fo:margin-right="0cm" fo:text-align="start" style:justify-single-word="false" fo:text-indent="0cm" style:auto-text-indent="false"/>
      <style:text-properties fo:font-size="12pt" fo:font-weight="normal" officeooo:rsid="000ad675" officeooo:paragraph-rsid="000ad675" style:font-size-asian="12pt" style:font-weight-asian="normal" style:font-size-complex="12pt" style:font-weight-complex="normal"/>
    </style:style>
    <style:style style:name="P119" style:family="paragraph" style:parent-style-name="Standard" style:list-style-name="L29">
      <style:paragraph-properties fo:margin-left="7.504cm" fo:margin-right="0cm" fo:text-align="start" style:justify-single-word="false" fo:text-indent="-0.635cm" style:auto-text-indent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30">
      <style:paragraph-properties fo:margin-left="7.504cm" fo:margin-right="0cm" fo:text-align="start" style:justify-single-word="false" fo:text-indent="-0.635cm" style:auto-text-indent="false"/>
      <style:text-properties fo:font-size="12pt" fo:font-style="normal" fo:font-weight="normal" officeooo:rsid="000cdc8e" officeooo:paragraph-rsid="000cdc8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9">
      <style:paragraph-properties fo:margin-left="7.504cm" fo:margin-right="0cm" fo:text-align="start" style:justify-single-word="false" fo:text-indent="-0.635cm" style:auto-text-indent="false"/>
      <style:text-properties fo:font-size="12pt" fo:font-style="normal" fo:font-weight="normal" officeooo:rsid="000f849a" officeooo:paragraph-rsid="000f84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48">
      <style:paragraph-properties fo:margin-left="7.504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56">
      <style:paragraph-properties fo:margin-left="7.504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397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29">
      <style:paragraph-properties fo:margin-left="7.504cm" fo:margin-right="0cm" fo:text-align="start" style:justify-single-word="false" fo:text-indent="-0.635cm" style:auto-text-indent="false"/>
      <style:text-properties fo:font-size="12pt" fo:font-weight="normal" officeooo:rsid="000ad675" officeooo:paragraph-rsid="000ad675" style:font-size-asian="12pt" style:font-weight-asian="normal" style:font-size-complex="12pt" style:font-weight-complex="normal"/>
    </style:style>
    <style:style style:name="P125" style:family="paragraph" style:parent-style-name="Standard" style:list-style-name="L36">
      <style:paragraph-properties fo:margin-left="8.754cm" fo:margin-right="0cm" fo:text-align="start" style:justify-single-word="false" fo:text-indent="-0.635cm" style:auto-text-indent="false"/>
      <style:text-properties fo:font-size="12pt" fo:font-style="normal" fo:font-weight="normal" officeooo:rsid="000e50da" officeooo:paragraph-rsid="000e50d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37">
      <style:paragraph-properties fo:margin-left="8.754cm" fo:margin-right="0cm" fo:text-align="start" style:justify-single-word="false" fo:text-indent="-0.635cm" style:auto-text-indent="false"/>
      <style:text-properties fo:font-size="12pt" fo:font-style="normal" fo:font-weight="normal" officeooo:rsid="000e50da" officeooo:paragraph-rsid="000e50d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8">
      <style:paragraph-properties fo:margin-left="8.754cm" fo:margin-right="0cm" fo:text-align="start" style:justify-single-word="false" fo:text-indent="-0.635cm" style:auto-text-indent="false"/>
      <style:text-properties fo:font-size="12pt" fo:font-style="normal" fo:font-weight="normal" officeooo:rsid="000e50da" officeooo:paragraph-rsid="000e50d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44">
      <style:paragraph-properties fo:margin-left="8.754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55">
      <style:paragraph-properties fo:margin-left="8.754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40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0f849a" officeooo:paragraph-rsid="000f84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41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0f849a" officeooo:paragraph-rsid="000f84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49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51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52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53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54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50">
      <style:paragraph-properties fo:margin-left="10.005cm" fo:margin-right="0cm" fo:text-align="start" style:justify-single-word="false" fo:text-indent="-0.635cm" style:auto-text-indent="false"/>
      <style:text-properties fo:font-size="12pt" fo:font-weight="normal" officeooo:rsid="000fbf3a" officeooo:paragraph-rsid="000fbf3a" fo:background-color="transparent" style:font-size-asian="12pt" style:font-weight-asian="normal" style:font-size-complex="12pt" style:font-weight-complex="normal"/>
    </style:style>
    <style:style style:name="P138" style:family="paragraph" style:parent-style-name="Standard" style:list-style-name="L42">
      <style:paragraph-properties fo:margin-left="11.255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43">
      <style:paragraph-properties fo:margin-left="11.255cm" fo:margin-right="0cm" fo:text-align="start" style:justify-single-word="false" fo:text-indent="-0.635cm" style:auto-text-indent="false"/>
      <style:text-properties fo:font-size="12pt" fo:font-weight="normal" officeooo:rsid="000fbf3a" officeooo:paragraph-rsid="000fbf3a" fo:background-color="transparent" style:font-size-asian="12pt" style:font-weight-asian="normal" style:font-size-complex="12pt" style:font-weight-complex="normal"/>
    </style:style>
    <style:style style:name="P140" style:family="paragraph" style:parent-style-name="Standard" style:list-style-name="L56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06b55" officeooo:paragraph-rsid="0013970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fe3" style:font-weight-asian="bold" style:font-weight-complex="bold"/>
    </style:style>
    <style:style style:name="T3" style:family="text">
      <style:text-properties fo:font-size="12pt" fo:font-weight="normal" officeooo:rsid="00057205" style:font-size-asian="10.5pt" style:font-weight-asian="normal" style:font-size-complex="12pt" style:font-weight-complex="normal"/>
    </style:style>
    <style:style style:name="T4" style:family="text">
      <style:text-properties fo:font-size="12pt" fo:font-style="normal" fo:font-weight="normal" officeooo:rsid="000808b0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0a4a0d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0808b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808b0" style:font-style-asian="normal" style:font-style-complex="normal"/>
    </style:style>
    <style:style style:name="T9" style:family="text">
      <style:text-properties fo:font-style="normal" officeooo:rsid="00057205" style:font-style-asian="normal" style:font-style-complex="normal"/>
    </style:style>
    <style:style style:name="T10" style:family="text">
      <style:text-properties fo:font-style="normal" officeooo:rsid="000c8b84" style:font-style-asian="normal" style:font-style-complex="normal"/>
    </style:style>
    <style:style style:name="T11" style:family="text">
      <style:text-properties fo:font-style="normal" officeooo:rsid="000dd380" style:font-style-asian="normal" style:font-style-complex="normal"/>
    </style:style>
    <style:style style:name="T12" style:family="text">
      <style:text-properties fo:font-style="normal" officeooo:rsid="000e50da" style:font-style-asian="normal" style:font-style-complex="normal"/>
    </style:style>
    <style:style style:name="T13" style:family="text">
      <style:text-properties fo:font-style="normal" officeooo:rsid="000f849a" style:font-style-asian="normal" style:font-style-complex="normal"/>
    </style:style>
    <style:style style:name="T14" style:family="text">
      <style:text-properties fo:font-style="normal" officeooo:rsid="000fbf3a" style:font-style-asian="normal" style:font-style-complex="normal"/>
    </style:style>
    <style:style style:name="T15" style:family="text">
      <style:text-properties fo:font-style="normal" officeooo:rsid="00106b55" style:font-style-asian="normal" style:font-style-complex="normal"/>
    </style:style>
    <style:style style:name="T16" style:family="text">
      <style:text-properties fo:font-style="normal" officeooo:rsid="00120368" style:font-style-asian="normal" style:font-style-complex="normal"/>
    </style:style>
    <style:style style:name="T17" style:family="text">
      <style:text-properties fo:font-style="normal" officeooo:rsid="000ad675" style:font-style-asian="normal" style:font-style-complex="normal"/>
    </style:style>
    <style:style style:name="T18" style:family="text">
      <style:text-properties fo:font-style="normal" officeooo:rsid="0013970e" style:font-style-asian="normal" style:font-style-complex="normal"/>
    </style:style>
    <style:style style:name="T19" style:family="text">
      <style:text-properties fo:font-style="normal" officeooo:rsid="0015608c" style:font-style-asian="normal" style:font-style-complex="normal"/>
    </style:style>
    <style:style style:name="T20" style:family="text">
      <style:text-properties fo:font-style="normal" officeooo:rsid="00164422" style:font-style-asian="normal" style:font-style-complex="normal"/>
    </style:style>
    <style:style style:name="T21" style:family="text">
      <style:text-properties fo:font-style="normal" fo:background-color="#ff0000" style:font-style-asian="normal" style:font-style-complex="normal"/>
    </style:style>
    <style:style style:name="T22" style:family="text">
      <style:text-properties style:font-name="Times New Roman" fo:font-style="normal" style:font-style-asian="normal" style:font-style-complex="normal"/>
    </style:style>
    <style:style style:name="T23" style:family="text">
      <style:text-properties style:font-name="Times New Roman" fo:font-style="normal" officeooo:rsid="000808b0" style:font-style-asian="normal" style:font-style-complex="normal"/>
    </style:style>
    <style:style style:name="T24" style:family="text">
      <style:text-properties style:font-name="Times New Roman" fo:font-size="12pt" fo:font-style="normal" fo:font-weight="normal" officeooo:rsid="00057205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0cdc8e"/>
    </style:style>
    <style:style style:name="T26" style:family="text">
      <style:text-properties officeooo:rsid="000fbf3a"/>
    </style:style>
    <style:style style:name="T27" style:family="text">
      <style:text-properties officeooo:rsid="00120368"/>
    </style:style>
    <style:style style:name="T28" style:family="text">
      <style:text-properties officeooo:rsid="0018d9fc"/>
    </style:style>
    <style:style style:name="T29" style:family="text">
      <style:text-properties officeooo:rsid="0019fbc0"/>
    </style:style>
    <style:style style:name="T30" style:family="text">
      <style:text-properties officeooo:rsid="001bc0e5"/>
    </style:style>
    <style:style style:name="T31" style:family="text">
      <style:text-properties officeooo:rsid="001dd2ab"/>
    </style:style>
    <style:style style:name="T32" style:family="text">
      <style:text-properties officeooo:rsid="001ea342"/>
    </style:style>
    <style:style style:name="T33" style:family="text">
      <style:text-properties officeooo:rsid="001f4e3b"/>
    </style:style>
    <style:style style:name="T34" style:family="text">
      <style:text-properties officeooo:rsid="002028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0.024cm" fo:text-indent="-0.635cm" fo:margin-left="10.0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659cm" fo:text-indent="-0.635cm" fo:margin-left="10.6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294cm" fo:text-indent="-0.635cm" fo:margin-left="11.2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929cm" fo:text-indent="-0.635cm" fo:margin-left="11.9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564cm" fo:text-indent="-0.635cm" fo:margin-left="12.5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3.199cm" fo:text-indent="-0.635cm" fo:margin-left="13.1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834cm" fo:text-indent="-0.635cm" fo:margin-left="13.8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469cm" fo:text-indent="-0.635cm" fo:margin-left="14.4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.104cm" fo:text-indent="-0.635cm" fo:margin-left="15.1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739cm" fo:text-indent="-0.635cm" fo:margin-left="15.739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0.024cm" fo:text-indent="-0.635cm" fo:margin-left="10.0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659cm" fo:text-indent="-0.635cm" fo:margin-left="10.6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294cm" fo:text-indent="-0.635cm" fo:margin-left="11.2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929cm" fo:text-indent="-0.635cm" fo:margin-left="11.9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564cm" fo:text-indent="-0.635cm" fo:margin-left="12.5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3.199cm" fo:text-indent="-0.635cm" fo:margin-left="13.1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834cm" fo:text-indent="-0.635cm" fo:margin-left="13.8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469cm" fo:text-indent="-0.635cm" fo:margin-left="14.4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.104cm" fo:text-indent="-0.635cm" fo:margin-left="15.1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739cm" fo:text-indent="-0.635cm" fo:margin-left="15.739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8">ER2007 Version 1.13</text:p>
      <text:p text:style-name="P28"/>
      <text:p text:style-name="P29">Program Overview</text:p>
      <text:p text:style-name="P29"/>
      <text:p text:style-name="P29">Steven Derr</text:p>
      <text:p text:style-name="P29"/>
      <text:p text:style-name="P29">10-16-2013</text:p>
      <text:p text:style-name="P29"/>
      <text:p text:style-name="P24"/>
      <text:p text:style-name="P1"><text:tab/><text:tab/><text:span text:style-name="T1">ER2007 Test Panel.vi</text:span></text:p>
      <text:p text:style-name="P1"/>
      <text:p text:style-name="P27">Frame 0</text:p>
      <text:p text:style-name="P26"><text:span text:style-name="T3"><text:tab/></text:span><text:span text:style-name="T24">Frame 0</text:span></text:p>
      <text:list xml:id="list6652740799360570161" text:style-name="L1">
        <text:list-item>
          <text:p text:style-name="P51">Notes</text:p>
        </text:list-item>
      </text:list>
      <text:p text:style-name="P25"><text:span text:style-name="T3"><text:tab/></text:span><text:span text:style-name="T24">Frame 1</text:span></text:p>
      <text:list xml:id="list5605894127826695503" text:style-name="L2">
        <text:list-item>
          <text:p text:style-name="P52">Notes</text:p>
        </text:list-item>
      </text:list>
      <text:p text:style-name="P1"><text:tab/><text:span text:style-name="T22">Frame 2</text:span></text:p>
      <text:list xml:id="list4000751190309249546" text:style-name="L3">
        <text:list-item>
          <text:p text:style-name="P53">Notes</text:p>
        </text:list-item>
      </text:list>
      <text:p text:style-name="P1"><text:tab/><text:span text:style-name="T22">Frame 3</text:span><text:tab/></text:p>
      <text:list xml:id="list4148150966842343162" text:style-name="L4">
        <text:list-item>
          <text:p text:style-name="P54">Notes</text:p>
        </text:list-item>
      </text:list>
      <text:p text:style-name="P1"><text:tab/><text:span text:style-name="T22">Frame 4</text:span></text:p>
      <text:list xml:id="list4421572953333628302" text:style-name="L5">
        <text:list-item>
          <text:p text:style-name="P55">Initialze some Globals, set version and copyright</text:p>
        </text:list-item>
      </text:list>
      <text:p text:style-name="P1"><text:tab/><text:span text:style-name="T22">Frame 5</text:span></text:p>
      <text:list xml:id="list6266443323051931745" text:style-name="L6">
        <text:list-item>
          <text:p text:style-name="P56">Read Defaults file, plug info into Global</text:p>
        </text:list-item>
      </text:list>
      <text:p text:style-name="P1"><text:tab/><text:span text:style-name="T22">Frame 6</text:span></text:p>
      <text:list xml:id="list1720636671573054378" text:style-name="L7">
        <text:list-item>
          <text:p text:style-name="P57">Read Calibration file</text:p>
        </text:list-item>
        <text:list-item>
          <text:p text:style-name="P57">Set debugging tools visable</text:p>
        </text:list-item>
      </text:list>
      <text:p text:style-name="P26"><text:span text:style-name="T3"><text:tab/></text:span><text:span text:style-name="T24">Frame 7</text:span></text:p>
      <text:list xml:id="list7942848475921909867" text:style-name="L8">
        <text:list-item>
          <text:p text:style-name="P58">Enable/disable “Take Point”, “Setup”, and “History”</text:p>
        </text:list-item>
      </text:list>
      <text:p text:style-name="P1"><text:tab/><text:tab/><text:tab/><text:span text:style-name="T22">Sim = False</text:span></text:p>
      <text:list xml:id="list1796505933673077890" text:style-name="L9">
        <text:list-header>
          <text:p text:style-name="P98">Frame 0</text:p>
        </text:list-header>
        <text:list-item>
          <text:p text:style-name="P101">Read “Cell Status File”</text:p>
        </text:list-item>
      </text:list>
      <text:list xml:id="list76389485197269721" text:style-name="L10">
        <text:list-header>
          <text:p text:style-name="P99">Frame 1</text:p>
        </text:list-header>
        <text:list-item>
          <text:p text:style-name="P102">Sets cell data.</text:p>
        </text:list-item>
      </text:list>
      <text:list xml:id="list5498648641910138492" text:style-name="L11">
        <text:list-header>
          <text:p text:style-name="P100">Frame 2</text:p>
        </text:list-header>
        <text:list-item>
          <text:p text:style-name="P103">Write cell data to global </text:p>
        </text:list-item>
      </text:list>
      <text:p text:style-name="P1"><text:span text:style-name="T6"><text:tab/><text:tab/><text:tab/></text:span><text:span text:style-name="T23">Sim = True</text:span></text:p>
      <text:p text:style-name="P1"><text:span text:style-name="T6"><text:tab/><text:tab/><text:tab/><text:tab/></text:span><text:span text:style-name="T23">Frame 0</text:span></text:p>
      <text:list xml:id="list1824259874035968043" text:style-name="L12">
        <text:list-item>
          <text:p text:style-name="P104">Plug in dummy data</text:p>
        </text:list-item>
      </text:list>
      <text:p text:style-name="P1"><text:span text:style-name="T6"><text:tab/><text:tab/><text:tab/><text:tab/></text:span><text:span text:style-name="T23">Frame 1</text:span></text:p>
      <text:list xml:id="list2802664120177869865" text:style-name="L13">
        <text:list-item>
          <text:p text:style-name="P59">More dummy data</text:p>
        </text:list-item>
      </text:list>
      <text:p text:style-name="P1"><text:span text:style-name="T6"><text:tab/><text:tab/><text:tab/><text:tab/></text:span><text:span text:style-name="T8">Frame 2</text:span></text:p>
      <text:list xml:id="list4263208468336653289" text:style-name="L14">
        <text:list-item>
          <text:p text:style-name="P60">Dummy data..</text:p>
        </text:list-item>
      </text:list>
      <text:p text:style-name="P1"><text:span text:style-name="T6"><text:tab/><text:tab/><text:tab/><text:tab/></text:span><text:span text:style-name="T8">Frame 3</text:span></text:p>
      <text:list xml:id="list4073021420269363592" text:style-name="L15">
        <text:list-item>
          <text:p text:style-name="P62"><text:soft-page-break/>Dummy Data</text:p>
        </text:list-item>
      </text:list>
      <text:p text:style-name="P6"><text:tab/><text:tab/><text:tab/><text:tab/>Frame 4</text:p>
      <text:list xml:id="list1309260700494129578" text:style-name="L16">
        <text:list-item>
          <text:p text:style-name="P106">Write dat<text:span text:style-name="T31">a</text:span> to cluster and to Global</text:p>
        </text:list-item>
      </text:list>
      <text:p text:style-name="P6"><text:tab/>Frame 8</text:p>
      <text:list xml:id="list6133938383928950998" text:style-name="L17">
        <text:list-item>
          <text:p text:style-name="P63">Inits sample reuqest</text:p>
        </text:list-item>
      </text:list>
      <text:p text:style-name="P25"><text:span text:style-name="T4"><text:tab/></text:span><text:span text:style-name="T5">Frame 9</text:span></text:p>
      <text:p text:style-name="P7"><text:tab/><text:tab/>DAQ Run = True</text:p>
      <text:list xml:id="list6064870209224428410" text:style-name="L18">
        <text:list-item>
          <text:p text:style-name="P115">Stop and retart DAQ Loop</text:p>
        </text:list-item>
      </text:list>
      <text:p text:style-name="P6"><text:tab/><text:tab/>DAQ Run = False</text:p>
      <text:list xml:id="list293983105612294522" text:style-name="L19">
        <text:list-item>
          <text:p text:style-name="P64">Set the init global and start the DAQ loop</text:p>
        </text:list-item>
      </text:list>
      <text:p text:style-name="P6"><text:tab/>Frame 10</text:p>
      <text:p text:style-name="P6"><text:tab/><text:tab/>Frame 0</text:p>
      <text:list xml:id="list4353535754070684277" text:style-name="L20">
        <text:list-item>
          <text:p text:style-name="P116"><text:span text:style-name="T6">S</text:span>et Globals GCD Go, GCD Err, GCD Busy and GCD Stop to false</text:p>
        </text:list-item>
      </text:list>
      <text:p text:style-name="P5"><text:tab/><text:tab/>Frame 1</text:p>
      <text:list xml:id="list840106062430687906" text:style-name="L21">
        <text:list-item>
          <text:p text:style-name="P65">Wait</text:p>
        </text:list-item>
      </text:list>
      <text:p text:style-name="P5"><text:tab/><text:tab/>Frame 2</text:p>
      <text:list xml:id="list7865793198477410539" text:style-name="L22">
        <text:list-header>
          <text:p text:style-name="P66">GCD Run = False</text:p>
        </text:list-header>
        <text:list-item>
          <text:p text:style-name="P117">Start ER20007 Get Cell Data.vi</text:p>
          <text:list>
            <text:list-item>
              <text:list>
                <text:list-header>
                  <text:p text:style-name="P118"><text:span text:style-name="T9">G</text:span><text:span text:style-name="T7">CD Run = True</text:span></text:p>
                </text:list-header>
              </text:list>
            </text:list-item>
          </text:list>
        </text:list-item>
      </text:list>
      <text:p text:style-name="P30"><text:tab/><text:tab/><text:tab/><text:tab/>Frame 0</text:p>
      <text:list xml:id="list7444560096000693224" text:style-name="L23">
        <text:list-item>
          <text:p text:style-name="P67">Set GCD Stop True</text:p>
        </text:list-item>
      </text:list>
      <text:p text:style-name="P8"><text:tab/><text:tab/><text:tab/><text:tab/>Frame 1</text:p>
      <text:list xml:id="list3616104129938207450" text:style-name="L24">
        <text:list-item>
          <text:p text:style-name="P68">Wait</text:p>
        </text:list-item>
      </text:list>
      <text:p text:style-name="P8"><text:tab/><text:tab/><text:tab/><text:tab/>Frame 2</text:p>
      <text:list xml:id="list6917569512082561352" text:style-name="L25">
        <text:list-item>
          <text:p text:style-name="P69">Wait for GCD to be True??????????</text:p>
        </text:list-item>
      </text:list>
      <text:p text:style-name="P8"><text:tab/><text:tab/><text:tab/><text:tab/>Frame 3</text:p>
      <text:list xml:id="list5205952057103565265" text:style-name="L26">
        <text:list-item>
          <text:p text:style-name="P70">Wait</text:p>
        </text:list-item>
      </text:list>
      <text:p text:style-name="P8"><text:tab/><text:tab/><text:tab/><text:tab/>Frame 4</text:p>
      <text:list xml:id="list2576946353944753307" text:style-name="L27">
        <text:list-item>
          <text:p text:style-name="P71">Start Get Cell Data.vi</text:p>
        </text:list-item>
      </text:list>
      <text:p text:style-name="P8">Frame 1</text:p>
      <text:p text:style-name="P8"><text:tab/>Timeout[CS]</text:p>
      <text:p text:style-name="P9"><text:tab/><text:tab/><text:span text:style-name="T27">New Data Global, New Setup global, TakePt global and Init = False</text:span></text:p>
      <text:p text:style-name="P9"><text:span text:style-name="T26"><text:tab/><text:tab/><text:tab/>(3)</text:span>Frame 0<text:tab/><text:tab/><text:tab/></text:p>
      <text:list xml:id="list7535665786119561267" text:style-name="L28">
        <text:list-item>
          <text:p text:style-name="P72">Post time</text:p>
        </text:list-item>
        <text:list-item>
          <text:p text:style-name="P72">Update GCD Err boolean from Global</text:p>
        </text:list-item>
        <text:list-item>
          <text:p text:style-name="P72">Update DAQ Run boolean from Global</text:p>
        </text:list-item>
      </text:list>
      <text:p text:style-name="P8"><text:tab/><text:tab/><text:tab/><text:tab/>GCD Busy = False</text:p>
      <text:p text:style-name="P2"><text:span text:style-name="T7"><text:tab/><text:tab/><text:tab/><text:tab/><text:tab/></text:span><text:span text:style-name="T10">Add Array = False</text:span></text:p>
      <text:list xml:id="list2085060954175738513" text:style-name="L29">
        <text:list-item>
          <text:p text:style-name="P119">Check if it's time for sample</text:p>
        </text:list-item>
        <text:list-item>
          <text:p text:style-name="P119">Stop loop if:</text:p>
          <text:list>
            <text:list-item>
              <text:p text:style-name="P119">CurActiveCells-1 =&lt; Iteration OR</text:p>
            </text:list-item>
            <text:list-item>
              <text:p text:style-name="P119">Schd Time =&lt; Current Time AND</text:p>
            </text:list-item>
            <text:list-item>
              <text:p text:style-name="P124"><text:span text:style-name="T7">SUP Cell /= Iteration </text:span><text:span text:style-name="T21">???</text:span></text:p>
            </text:list-item>
          </text:list>
        </text:list-item>
      </text:list>
      <text:p text:style-name="P31"><text:tab/><text:tab/><text:tab/><text:tab/><text:span text:style-name="T25">Add Array = True</text:span></text:p>
      <text:list xml:id="list2962855471088891350" text:style-name="L30">
        <text:list-item>
          <text:p text:style-name="P120">Pass out Sample Cell and take pt sample</text:p>
        </text:list-item>
      </text:list>
      <text:p text:style-name="P40"><text:span text:style-name="T7"><text:tab/><text:tab/><text:tab/></text:span><text:span text:style-name="T10">GCD Busy = True</text:span></text:p>
      <text:list xml:id="list6720608959189519604" text:style-name="L31">
        <text:list-item>
          <text:p text:style-name="P105"><text:span text:style-name="T10">P</text:span><text:span text:style-name="T7">ass out 0 as Sample Cell and F for Don't sample</text:span></text:p>
        </text:list-item>
      </text:list>
      <text:p text:style-name="P38"><text:soft-page-break/><text:tab/><text:tab/><text:tab/></text:p>
      <text:p text:style-name="P39"><text:tab/><text:tab/><text:tab/>Global GCD /= Local GCD Busy = False</text:p>
      <text:list xml:id="list5150753245294234693" text:style-name="L32">
        <text:list-item>
          <text:p text:style-name="P107">Nothing</text:p>
        </text:list-item>
      </text:list>
      <text:p text:style-name="P39"><text:tab/><text:tab/><text:tab/>Global GCD /= Local GCD Busy = True</text:p>
      <text:list xml:id="list9106881639042065179" text:style-name="L33">
        <text:list-item>
          <text:p text:style-name="P108">GCD = False</text:p>
        </text:list-item>
      </text:list>
      <text:p text:style-name="P41"><text:span text:style-name="T7"><text:tab/><text:tab/><text:tab/><text:tab/></text:span><text:span text:style-name="T21">Set “something” to 0</text:span></text:p>
      <text:list xml:id="list201740698138355" text:continue-numbering="true" text:style-name="L33">
        <text:list-item>
          <text:p text:style-name="P109">GCD = True</text:p>
          <text:p text:style-name="P109">Pass “something” wire through</text:p>
        </text:list-item>
      </text:list>
      <text:p text:style-name="P42"><text:span text:style-name="T7"><text:tab/><text:tab/><text:tab/></text:span><text:span text:style-name="T11">A/D Err or Galil Err /= System Error = False</text:span></text:p>
      <text:list xml:id="list6055532063611588341" text:style-name="L34">
        <text:list-item>
          <text:p text:style-name="P110">Nothing</text:p>
        </text:list-item>
      </text:list>
      <text:p text:style-name="P43"><text:span text:style-name="T7"><text:tab/><text:tab/><text:tab/></text:span><text:span text:style-name="T11">A/D Err or Galil Err /= System Error = True</text:span></text:p>
      <text:list xml:id="list745539344299900940" text:style-name="L35">
        <text:list-item>
          <text:p text:style-name="P111">Set A/D err</text:p>
        </text:list-item>
        <text:list-item>
          <text:p text:style-name="P111">Set System Error</text:p>
        </text:list-item>
        <text:list-item>
          <text:p text:style-name="P111">Show/hide system error</text:p>
        </text:list-item>
        <text:list-item>
          <text:p text:style-name="P111">Set VPA Err</text:p>
        </text:list-item>
        <text:list-item>
          <text:p text:style-name="P111">Show/hide Reset DAQ</text:p>
        </text:list-item>
      </text:list>
      <text:p text:style-name="P44"><text:span text:style-name="T7"><text:tab/><text:tab/></text:span><text:span text:style-name="T14">(3)</text:span><text:span text:style-name="T12">Frame 1</text:span></text:p>
      <text:p text:style-name="P32"><text:tab/><text:tab/><text:tab/>Request Granted = False</text:p>
      <text:p text:style-name="P33"><text:tab/><text:tab/><text:tab/><text:tab/>(GCD Busy=False) AND (Local GCD Busy/=Global GCD Busy)=False</text:p>
      <text:list xml:id="list5142102669574920697" text:style-name="L36">
        <text:list-item>
          <text:p text:style-name="P125">Nothing</text:p>
        </text:list-item>
      </text:list>
      <text:p text:style-name="P33"><text:tab/><text:tab/><text:tab/><text:tab/>(GCD Busy=False) AND (Local GCD Busy/=Global GCD Busy)=True</text:p>
      <text:p text:style-name="P33"><text:tab/><text:tab/><text:tab/><text:tab/><text:tab/>CurSelectedCell = 0</text:p>
      <text:list xml:id="list3882000500635445988" text:style-name="L37">
        <text:list-item>
          <text:p text:style-name="P126">Disable Setup</text:p>
        </text:list-item>
        <text:list-item>
          <text:p text:style-name="P126">Disable TakePt</text:p>
        </text:list-item>
        <text:list-item>
          <text:p text:style-name="P126">Disable History</text:p>
        </text:list-item>
        <text:list-item>
          <text:p text:style-name="P126">Enable CurVals</text:p>
        </text:list-item>
      </text:list>
      <text:p text:style-name="P33"><text:tab/><text:tab/><text:tab/><text:tab/><text:tab/>CurSelectedCell = 1, Default</text:p>
      <text:list xml:id="list3985939402213498418" text:style-name="L38">
        <text:list-item>
          <text:p text:style-name="P127">Enable or disable Setup, TakePt, History and CurVals</text:p>
        </text:list-item>
      </text:list>
      <text:p text:style-name="P45"><text:span text:style-name="T12"><text:tab/><text:tab/><text:tab/>Request Granted = </text:span><text:span text:style-name="T13">True</text:span></text:p>
      <text:p text:style-name="P34"><text:tab/><text:tab/><text:tab/><text:tab/>Frame 0</text:p>
      <text:list xml:id="list3624381257025696897" text:style-name="L39">
        <text:list-item>
          <text:p text:style-name="P121">Set next time from cell data for selected cell</text:p>
        </text:list-item>
        <text:list-item>
          <text:p text:style-name="P121">Update Global Test Info</text:p>
        </text:list-item>
        <text:list-item>
          <text:p text:style-name="P121">Write Global DataCell</text:p>
        </text:list-item>
        <text:list-item>
          <text:p text:style-name="P121">Write T to GCD Busy global</text:p>
        </text:list-item>
      </text:list>
      <text:p text:style-name="P34"><text:tab/><text:tab/><text:tab/><text:tab/>Frame 1</text:p>
      <text:p text:style-name="P34"><text:tab/><text:tab/><text:tab/><text:tab/><text:tab/>GCD Run = False</text:p>
      <text:p text:style-name="P34"><text:tab/><text:tab/><text:tab/><text:tab/><text:tab/><text:tab/>Frame 0</text:p>
      <text:list xml:id="list427968568540320022" text:style-name="L40">
        <text:list-item>
          <text:p text:style-name="P130">Start Get Cell Data.vi</text:p>
        </text:list-item>
        <text:list-item>
          <text:p text:style-name="P130">Get time on sequence local</text:p>
        </text:list-item>
      </text:list>
      <text:p text:style-name="P34"><text:tab/><text:tab/><text:tab/><text:tab/><text:tab/><text:tab/>Frame 1</text:p>
      <text:list xml:id="list971727372318635302" text:style-name="L41">
        <text:list-item>
          <text:p text:style-name="P131">Wait for GCD Run T OR 2 seconds</text:p>
        </text:list-item>
      </text:list>
      <text:p text:style-name="P34"><text:tab/><text:tab/><text:tab/><text:tab/><text:tab/><text:tab/>Frame 2</text:p>
      <text:p text:style-name="P46"><text:span text:style-name="T7"><text:tab/><text:tab/><text:tab/><text:tab/><text:tab/><text:tab/><text:tab/>Two second timeout = </text:span><text:span text:style-name="T14">False</text:span></text:p>
      <text:list xml:id="list7953140306158534937" text:style-name="L42">
        <text:list-item>
          <text:p text:style-name="P138">GCD Go global = True</text:p>
        </text:list-item>
      </text:list>
      <text:p text:style-name="P47"><text:span text:style-name="T7"><text:tab/><text:tab/><text:tab/><text:tab/><text:tab/><text:tab/><text:tab/>Two second timeout = </text:span><text:span text:style-name="T14">True</text:span></text:p>
      <text:list xml:id="list8346358786162439955" text:style-name="L43">
        <text:list-item>
          <text:p text:style-name="P139"><text:span text:style-name="T14">G</text:span><text:span text:style-name="T7">CD Busy = False</text:span></text:p>
        </text:list-item>
      </text:list>
      <text:p text:style-name="P21"><text:tab/><text:tab/><text:tab/><text:tab/><text:tab/><text:tab/><text:tab/></text:p>
      <text:p text:style-name="P21"><text:soft-page-break/></text:p>
      <text:p text:style-name="P21"/>
      <text:p text:style-name="P46"><text:span text:style-name="T7"><text:tab/><text:tab/><text:tab/><text:tab/><text:tab/></text:span><text:span text:style-name="T14">Sample Cell = 0 - 4</text:span></text:p>
      <text:list xml:id="list7365241568536077654" text:style-name="L44">
        <text:list-item>
          <text:p text:style-name="P128">Set C1-Status Colors and Visibility</text:p>
        </text:list-item>
      </text:list>
      <text:p text:style-name="P35"><text:tab/><text:tab/>(3)Frame 2</text:p>
      <text:p text:style-name="P35"><text:tab/><text:tab/><text:tab/>SUP Done = False</text:p>
      <text:list xml:id="list1272379294573282371" text:style-name="L45">
        <text:list-item>
          <text:p text:style-name="P112">Nothing</text:p>
        </text:list-item>
      </text:list>
      <text:p text:style-name="P35"><text:tab/><text:tab/><text:tab/>SUP Done = True</text:p>
      <text:list xml:id="list1791191348880755110" text:style-name="L46">
        <text:list-item>
          <text:p text:style-name="P113">SUP Done global = False</text:p>
        </text:list-item>
        <text:list-item>
          <text:p text:style-name="P113">CurGCDCell shift register = 0</text:p>
        </text:list-item>
      </text:list>
      <text:p text:style-name="P48"><text:span text:style-name="T7"><text:tab/><text:tab/><text:tab/></text:span><text:span text:style-name="T15">(</text:span><text:span text:style-name="T7">New GCD Status Global </text:span><text:span text:style-name="T15">= False)</text:span><text:span text:style-name="T7"> AND </text:span><text:span text:style-name="T15">(</text:span><text:span text:style-name="T7">New Sup Status Global = False</text:span><text:span text:style-name="T15">)</text:span></text:p>
      <text:list xml:id="list7907486151014151033" text:style-name="L47">
        <text:list-item>
          <text:p text:style-name="P114">Update Clock Time</text:p>
        </text:list-item>
      </text:list>
      <text:p text:style-name="P35"><text:tab/><text:tab/><text:tab/><text:tab/>Stop IP = False</text:p>
      <text:list xml:id="list8049246014175727663" text:style-name="L48">
        <text:list-item>
          <text:p text:style-name="P122">Send False to stop while loop</text:p>
        </text:list-item>
      </text:list>
      <text:p text:style-name="P35"><text:tab/><text:tab/><text:tab/><text:tab/>Stop IP = True</text:p>
      <text:p text:style-name="P35"><text:tab/><text:tab/><text:tab/><text:tab/><text:tab/>Frame 0</text:p>
      <text:p text:style-name="P35"><text:tab/><text:tab/><text:tab/><text:tab/><text:tab/><text:tab/>STOP Done global = False</text:p>
      <text:list xml:id="list4885590907484360172" text:style-name="L49">
        <text:list-item>
          <text:p text:style-name="P132">Send False to sequence local</text:p>
        </text:list-item>
      </text:list>
      <text:p text:style-name="P35"><text:tab/><text:tab/><text:tab/><text:tab/><text:tab/><text:tab/>STOP Done global = True</text:p>
      <text:list xml:id="list1452987154858670537" text:style-name="L50">
        <text:list-item>
          <text:p text:style-name="P137"><text:span text:style-name="T7">Send STOP An</text:span><text:span text:style-name="T15">s</text:span><text:span text:style-name="T7"> global to sequence local</text:span></text:p>
        </text:list-item>
      </text:list>
      <text:p text:style-name="P35"><text:tab/><text:tab/><text:tab/><text:tab/><text:tab/>Frame 1</text:p>
      <text:p text:style-name="P48"><text:span text:style-name="T7"><text:tab/><text:tab/><text:tab/><text:tab/><text:tab/><text:tab/>(STOP Done global = False) OR (</text:span><text:span text:style-name="T15">STOP Ans global=False)</text:span></text:p>
      <text:list xml:id="list2348331682483778006" text:style-name="L51">
        <text:list-item>
          <text:p text:style-name="P133">Send False to stop while loop</text:p>
        </text:list-item>
      </text:list>
      <text:p text:style-name="P50"><text:span text:style-name="T7"><text:tab/><text:tab/><text:tab/><text:tab/><text:tab/><text:tab/></text:span><text:span text:style-name="T14">(STOP Done global = </text:span><text:span text:style-name="T7">True</text:span><text:span text:style-name="T14">) </text:span><text:span text:style-name="T7">AND</text:span><text:span text:style-name="T14">(</text:span><text:span text:style-name="T7">STOP Ans global=True)</text:span></text:p>
      <text:list xml:id="list5979029532038016052" text:style-name="L52">
        <text:list-item>
          <text:p text:style-name="P134">Set DAQ Stop true</text:p>
        </text:list-item>
        <text:list-item>
          <text:p text:style-name="P134">Set GCD Stop true</text:p>
        </text:list-item>
        <text:list-item>
          <text:p text:style-name="P134">Send true to stop while loop</text:p>
        </text:list-item>
      </text:list>
      <text:p text:style-name="P49"><text:span text:style-name="T7"><text:tab/><text:tab/><text:tab/></text:span><text:span text:style-name="T15">(</text:span><text:span text:style-name="T7">New GCD Status Global </text:span><text:span text:style-name="T16">= </text:span><text:span text:style-name="T15">True)</text:span><text:span text:style-name="T7"> </text:span><text:span text:style-name="T15">OR (</text:span><text:span text:style-name="T7">New Sup Status Global = </text:span><text:span text:style-name="T15">True)</text:span></text:p>
      <text:p text:style-name="P48"><text:span text:style-name="T7"><text:tab/><text:tab/><text:tab/><text:tab/></text:span><text:span text:style-name="T15">Frame 0</text:span></text:p>
      <text:p text:style-name="P36"><text:tab/><text:tab/><text:tab/><text:tab/><text:tab/>New GCD Status globale = False</text:p>
      <text:p text:style-name="P36"><text:tab/><text:tab/><text:tab/><text:tab/><text:tab/><text:tab/>New Sup Status = False</text:p>
      <text:list xml:id="list4658474750263449968" text:style-name="L53">
        <text:list-item>
          <text:p text:style-name="P135">Send 0 to sequence local</text:p>
        </text:list-item>
      </text:list>
      <text:p text:style-name="P37"><text:tab/><text:tab/><text:tab/><text:tab/><text:tab/><text:tab/>New Sup Status = True</text:p>
      <text:list xml:id="list3927208586931382130" text:style-name="L54">
        <text:list-item>
          <text:p text:style-name="P136">Set Net Sup Status to F</text:p>
        </text:list-item>
        <text:list-item>
          <text:p text:style-name="P136">Send SupStatusCell to sequence local</text:p>
        </text:list-item>
      </text:list>
      <text:p text:style-name="P37"><text:tab/><text:tab/><text:tab/><text:tab/><text:tab/>New GCD Status globale = True</text:p>
      <text:list xml:id="list6848491621282878172" text:style-name="L55">
        <text:list-item>
          <text:p text:style-name="P129">Set New GCD Status False</text:p>
        </text:list-item>
        <text:list-item>
          <text:p text:style-name="P129">Send GCDStatusCell to sequence local</text:p>
        </text:list-item>
      </text:list>
      <text:p text:style-name="P37"><text:tab/><text:tab/><text:tab/><text:tab/>Frame 1</text:p>
      <text:list xml:id="list3527280500285827700" text:style-name="L56">
        <text:list-item>
          <text:p text:style-name="P123">Write Cell Status File</text:p>
          <text:list>
            <text:list-item>
              <text:list>
                <text:list-header>
                  <text:p text:style-name="P140"><text:span text:style-name="T17"><text:tab/><text:tab/></text:span><text:span text:style-name="T16">New Data Global, New Setup global, TakePt global </text:span><text:span text:style-name="T18">or</text:span><text:span text:style-name="T16"> Init = </text:span><text:span text:style-name="T18">True</text:span></text:p>
                </text:list-header>
              </text:list>
            </text:list-item>
          </text:list>
        </text:list-item>
      </text:list>
      <text:p text:style-name="P3"><text:span text:style-name="T7"><text:s/><text:tab/><text:tab/><text:tab/></text:span><text:span text:style-name="T18">New Data global </text:span><text:span text:style-name="T19">= False</text:span></text:p>
      <text:p text:style-name="P10"><text:tab/><text:tab/><text:tab/><text:tab/>TakePt=False</text:p>
      <text:p text:style-name="P10"><text:tab/><text:tab/><text:tab/><text:tab/><text:tab/>Frame 0</text:p>
      <text:list xml:id="list2953810428658292357" text:style-name="L57">
        <text:list-item>
          <text:p text:style-name="P73">Update busy captions</text:p>
        </text:list-item>
        <text:list-item>
          <text:p text:style-name="P73">Send cell status on sequence local</text:p>
        </text:list-item>
        <text:list-item>
          <text:p text:style-name="P97">This is where schedule data is loaded</text:p>
        </text:list-item>
      </text:list>
      <text:p text:style-name="P11"><text:soft-page-break/></text:p>
      <text:p text:style-name="P11"><text:tab/><text:tab/><text:tab/><text:tab/><text:tab/>Frame 1</text:p>
      <text:list xml:id="list9083965667196681029" text:style-name="L58">
        <text:list-item>
          <text:p text:style-name="P74">0 out cell data?</text:p>
        </text:list-item>
        <text:list-item>
          <text:p text:style-name="P74">Update Sample ID Text</text:p>
        </text:list-item>
      </text:list>
      <text:p text:style-name="P11"><text:tab/><text:tab/><text:tab/><text:tab/><text:tab/>Frame 2</text:p>
      <text:list xml:id="list5928908441476511270" text:style-name="L59">
        <text:list-item>
          <text:p text:style-name="P61"><text:span text:style-name="T7">New Setup global = fals</text:span><text:span text:style-name="T20">e</text:span></text:p>
        </text:list-item>
      </text:list>
      <text:p text:style-name="P4"><text:span text:style-name="T19"><text:tab/><text:tab/><text:tab/><text:tab/>TakePt=</text:span><text:span text:style-name="T20">True</text:span></text:p>
      <text:list xml:id="list57741059046340037" text:style-name="L60">
        <text:list-item>
          <text:p text:style-name="P75">Update volume?</text:p>
        </text:list-item>
      </text:list>
      <text:p text:style-name="P4"><text:span text:style-name="T7"><text:s/><text:tab/><text:tab/><text:tab/></text:span><text:span text:style-name="T18">New Data global </text:span><text:span text:style-name="T19">= </text:span><text:span text:style-name="T20">True</text:span></text:p>
      <text:p text:style-name="P12"><text:tab/><text:tab/><text:tab/><text:tab/>Frame 0</text:p>
      <text:list xml:id="list6177819794039758985" text:style-name="L61">
        <text:list-item>
          <text:p text:style-name="P76">Get cell data on sequence local</text:p>
        </text:list-item>
      </text:list>
      <text:p text:style-name="P12"><text:tab/><text:tab/><text:tab/><text:tab/>Frame 1</text:p>
      <text:list xml:id="list2779018109244828867" text:style-name="L62">
        <text:list-item>
          <text:p text:style-name="P77">Update Display info (ER, TC, etc)</text:p>
        </text:list-item>
      </text:list>
      <text:p text:style-name="P12"><text:tab/><text:tab/><text:tab/><text:tab/>Frame 2</text:p>
      <text:list xml:id="list4065423843002344059" text:style-name="L63">
        <text:list-item>
          <text:p text:style-name="P78">Update C2-Status colors</text:p>
        </text:list-item>
      </text:list>
      <text:p text:style-name="P12"/>
      <text:p text:style-name="P12"><text:tab/><text:span text:style-name="T2">ER2007 Get Cell Data.vi</text:span></text:p>
      <text:p text:style-name="P22"/>
      <text:p text:style-name="P13">(Ignoring first frame because it's pretty easy to understand)</text:p>
      <text:p text:style-name="P13"><text:span text:style-name="T28">(</text:span>State<text:span text:style-name="T28">)</text:span> Idle</text:p>
      <text:p text:style-name="P13"><text:tab/>Frame 0</text:p>
      <text:list xml:id="list70910937417182847" text:style-name="L64">
        <text:list-item>
          <text:p text:style-name="P79">GCD Prog array set to false</text:p>
        </text:list-item>
        <text:list-item>
          <text:p text:style-name="P79">Phase-Pri +1</text:p>
        </text:list-item>
      </text:list>
      <text:p text:style-name="P13"><text:tab/>Frame 1</text:p>
      <text:p text:style-name="P13"><text:tab/><text:tab/>GCD Go Global AND Go False</text:p>
      <text:list xml:id="list5652031450081453612" text:style-name="L65">
        <text:list-item>
          <text:p text:style-name="P80">Set CurState</text:p>
        </text:list-item>
      </text:list>
      <text:p text:style-name="P13"><text:tab/><text:tab/>GCD Go Global OR Go True</text:p>
      <text:list xml:id="list3209330853067382825" text:style-name="L66">
        <text:list-item>
          <text:p text:style-name="P81">Grab current cell Volume, Mark String and Cell Data and puts them on shift register</text:p>
        </text:list-item>
        <text:list-item>
          <text:p text:style-name="P81">Increment Phase-Pri</text:p>
        </text:list-item>
        <text:list-item>
          <text:p text:style-name="P81">Get time stamp</text:p>
        </text:list-item>
        <text:list-item>
          <text:p text:style-name="P81">GCD Err global = False</text:p>
        </text:list-item>
      </text:list>
      <text:p text:style-name="P13"><text:tab/>Frame 2</text:p>
      <text:list xml:id="list5799448646054045267" text:style-name="L67">
        <text:list-item>
          <text:p text:style-name="P82">Reset Abort Message local, Switch Box, R5 Done, Errs local, GCD go global</text:p>
        </text:list-item>
        <text:list-item>
          <text:p text:style-name="P82">Increment Phase-pri</text:p>
        </text:list-item>
        <text:list-item>
          <text:p text:style-name="P82">Phase-Sec = 0</text:p>
        </text:list-item>
        <text:list-item>
          <text:p text:style-name="P82">Phase-Subs = 0</text:p>
        </text:list-item>
        <text:list-item>
          <text:p text:style-name="P83">Set all state to Idle</text:p>
        </text:list-item>
        <text:list-item>
          <text:p text:style-name="P83">Sets Mark strings and new vol</text:p>
        </text:list-item>
      </text:list>
      <text:p text:style-name="P14"><text:tab/>Frame 3</text:p>
      <text:list xml:id="list8573895364865709423" text:style-name="L68">
        <text:list-item>
          <text:p text:style-name="P84">Sets up and zeros out real data array</text:p>
        </text:list-item>
        <text:list-item>
          <text:p text:style-name="P84">Increment Phase-Pri</text:p>
        </text:list-item>
        <text:list-item>
          <text:p text:style-name="P84">Set Phase-Sec and Phase-Subs to 0</text:p>
        </text:list-item>
        <text:list-item>
          <text:p text:style-name="P84">Set signal select to none</text:p>
        </text:list-item>
      </text:list>
      <text:p text:style-name="P14"><text:tab/>Frame 4</text:p>
      <text:list xml:id="list4335245658918823826" text:style-name="L69">
        <text:list-item>
          <text:p text:style-name="P85">Set Cur State to Wait X Secs</text:p>
        </text:list-item>
        <text:list-item>
          <text:p text:style-name="P85">Adds 1 second to Wait Time</text:p>
        </text:list-item>
        <text:list-item>
          <text:p text:style-name="P85"><text:soft-page-break/>Increment Phase-Pri</text:p>
        </text:list-item>
        <text:list-item>
          <text:p text:style-name="P85">Sets Phase-Sec and Phase-Subs to 0</text:p>
        </text:list-item>
      </text:list>
      <text:p text:style-name="P13"><text:tab/><text:span text:style-name="T28">Frame 5</text:span></text:p>
      <text:list xml:id="list8649920098067707554" text:style-name="L70">
        <text:list-item>
          <text:p text:style-name="P86">Sets Phase-Pri, Phase-Sec, and phase-subs to 0</text:p>
        </text:list-item>
        <text:list-item>
          <text:p text:style-name="P86">Sets Cur State to Initalize</text:p>
        </text:list-item>
      </text:list>
      <text:p text:style-name="P14">(State) Initalize</text:p>
      <text:p text:style-name="P14"><text:tab/><text:span text:style-name="T29">(State)</text:span> 0</text:p>
      <text:list xml:id="list2820850962668240695" text:style-name="L71">
        <text:list-item>
          <text:p text:style-name="P87">Inits the AG if needs be</text:p>
        </text:list-item>
        <text:list-item>
          <text:p text:style-name="P87">Sets Cur State to Generator OFF</text:p>
        </text:list-item>
      </text:list>
      <text:p text:style-name="P14"><text:tab/><text:span text:style-name="T29">(State)</text:span> 1</text:p>
      <text:list xml:id="list3298495370190918641" text:style-name="L72">
        <text:list-item>
          <text:p text:style-name="P88">Inits AC2250 if need be</text:p>
        </text:list-item>
        <text:list-item>
          <text:p text:style-name="P88">Increment <text:s/>Phase-Pri</text:p>
        </text:list-item>
        <text:list-item>
          <text:p text:style-name="P88">Sets Phase-Sec to 0</text:p>
        </text:list-item>
        <text:list-item>
          <text:p text:style-name="P88">Next State = Cur State</text:p>
        </text:list-item>
      </text:list>
      <text:p text:style-name="P14"><text:tab/><text:span text:style-name="T29">(State) 2</text:span></text:p>
      <text:list xml:id="list7603331088076457500" text:style-name="L73">
        <text:list-item>
          <text:p text:style-name="P89">Increment Phase-Pri</text:p>
        </text:list-item>
        <text:list-item>
          <text:p text:style-name="P89">Phase-Sec = 0</text:p>
        </text:list-item>
        <text:list-item>
          <text:p text:style-name="P89">Cur State = Reset Auto Mode</text:p>
        </text:list-item>
      </text:list>
      <text:p text:style-name="P15"><text:tab/><text:span text:style-name="T29">(State)</text:span> 3</text:p>
      <text:list xml:id="list2519898921182394965" text:style-name="L74">
        <text:list-item>
          <text:p text:style-name="P90">Increment Phase-Pri</text:p>
        </text:list-item>
        <text:list-item>
          <text:p text:style-name="P90">Phase-Sec = 0</text:p>
        </text:list-item>
        <text:list-item>
          <text:p text:style-name="P90">Cur State = Reset Select Relays</text:p>
        </text:list-item>
      </text:list>
      <text:p text:style-name="P15"><text:tab/><text:span text:style-name="T29">(State) 4</text:span></text:p>
      <text:list xml:id="list465768167728973093" text:style-name="L75">
        <text:list-item>
          <text:p text:style-name="P91">Increment Phase-Pri</text:p>
        </text:list-item>
        <text:list-item>
          <text:p text:style-name="P91">Phase-Sec = 0</text:p>
        </text:list-item>
        <text:list-item>
          <text:p text:style-name="P91">Cur State = Reset Resistor Select Relays</text:p>
        </text:list-item>
      </text:list>
      <text:p text:style-name="P16"><text:tab/><text:span text:style-name="T30">(State) 5</text:span></text:p>
      <text:list xml:id="list961581150829499576" text:style-name="L76">
        <text:list-item>
          <text:p text:style-name="P92">Increment Phase-Pri</text:p>
        </text:list-item>
        <text:list-item>
          <text:p text:style-name="P92">Phase-Sec = 0</text:p>
        </text:list-item>
        <text:list-item>
          <text:p text:style-name="P92">Cur State = Reset Resistor Select Relays</text:p>
        </text:list-item>
      </text:list>
      <text:p text:style-name="P17"><text:tab/>(State) 6</text:p>
      <text:list xml:id="list201740792157422" text:continue-numbering="true" text:style-name="L76">
        <text:list-item>
          <text:p text:style-name="P92">Increment Phase-Pri</text:p>
        </text:list-item>
        <text:list-item>
          <text:p text:style-name="P92">Phase-Sec = 0</text:p>
        </text:list-item>
        <text:list-item>
          <text:p text:style-name="P92">Cur State = <text:span text:style-name="T30">Set Freq &amp; Ampltd</text:span></text:p>
        </text:list-item>
      </text:list>
      <text:p text:style-name="P17"><text:tab/>(State) 7</text:p>
      <text:list xml:id="list4163662785903409928" text:style-name="L77">
        <text:list-item>
          <text:p text:style-name="P93">Phase-Pri = 9</text:p>
        </text:list-item>
        <text:list-item>
          <text:p text:style-name="P93">Phase-Sec = 0</text:p>
        </text:list-item>
        <text:list-item>
          <text:p text:style-name="P93">Next State = Cur State</text:p>
        </text:list-item>
      </text:list>
      <text:p text:style-name="P17"><text:tab/>(State) 9</text:p>
      <text:list xml:id="list8501154947373480281" text:style-name="L78">
        <text:list-item>
          <text:p text:style-name="P94">Phase-Pri = 0</text:p>
        </text:list-item>
        <text:list-item>
          <text:p text:style-name="P94">Phase-Sec = 0</text:p>
        </text:list-item>
        <text:list-item>
          <text:p text:style-name="P94">Cur State = Main Test Engine</text:p>
        </text:list-item>
        <text:list-item>
          <text:p text:style-name="P94">Next State = Main Test Engine</text:p>
        </text:list-item>
      </text:list>
      <text:p text:style-name="P18">(State) Calculate Resistivity Values</text:p>
      <text:p text:style-name="P18"><text:tab/>(State) 0, Default</text:p>
      <text:list xml:id="list8601160677688729394" text:style-name="L79">
        <text:list-item>
          <text:p text:style-name="P95">Calculates the output R and C params.</text:p>
        </text:list-item>
      </text:list>
      <text:p text:style-name="P17"><text:soft-page-break/></text:p>
      <text:p text:style-name="P17"/>
      <text:p text:style-name="P17"/>
      <text:p text:style-name="P17">---------------------<text:span text:style-name="T32">here is where I gave up - SD</text:span></text:p>
      <text:p text:style-name="P17"/>
      <text:p text:style-name="P17"/>
      <text:p text:style-name="P19">Trying another method.... </text:p>
      <text:p text:style-name="P19"/>
      <text:p text:style-name="P19">ER2007 Get Cell Data .<text:span text:style-name="T33">vi</text:span></text:p>
      <text:p text:style-name="P19">States and the number of other states they call</text:p>
      <text:p text:style-name="P19">* means a call back to the original caller</text:p>
      <text:p text:style-name="P19"/>
      <text:p text:style-name="P19"/>
      <text:p text:style-name="P19">(0) Abort<text:tab/><text:tab/><text:tab/><text:tab/><text:tab/><text:tab/>1<text:tab/><text:tab/><text:span text:style-name="T34">1</text:span></text:p>
      <text:p text:style-name="P19">(1) Calculate Resistivity Values<text:tab/><text:tab/><text:tab/>2*</text:p>
      <text:p text:style-name="P19">(2) Determine Series Resistor<text:tab/><text:tab/><text:tab/>14*</text:p>
      <text:p text:style-name="P19">(3) Done<text:tab/><text:tab/><text:tab/><text:tab/><text:tab/><text:tab/>7</text:p>
      <text:p text:style-name="P19">(4) Error Handler<text:tab/><text:tab/><text:tab/><text:tab/><text:tab/>3*</text:p>
      <text:p text:style-name="P19">(5) Final Values<text:tab/><text:tab/><text:tab/><text:tab/><text:tab/>4</text:p>
      <text:p text:style-name="P19">(6) Generator Off<text:tab/><text:tab/><text:tab/><text:tab/><text:tab/>1*<text:tab/><text:tab/><text:span text:style-name="T34">2</text:span></text:p>
      <text:p text:style-name="P19">(7) Generator On<text:tab/><text:tab/><text:tab/><text:tab/><text:tab/>1*<text:tab/><text:tab/><text:span text:style-name="T34">3</text:span></text:p>
      <text:p text:style-name="P19">(8) Get Cell Pressures<text:tab/><text:tab/><text:tab/><text:tab/><text:tab/>1*<text:tab/><text:tab/><text:span text:style-name="T34">4</text:span></text:p>
      <text:p text:style-name="P19">(9) Get Cell Temperatures<text:tab/><text:tab/><text:tab/><text:tab/>1*<text:tab/><text:tab/><text:span text:style-name="T34">5</text:span></text:p>
      <text:p text:style-name="P19">(10) Get Vs &amp; Phase <text:tab/><text:tab/><text:tab/><text:tab/><text:tab/>1*<text:tab/><text:tab/><text:span text:style-name="T34">6</text:span></text:p>
      <text:p text:style-name="P19">(11) Get V1g &amp; Phase<text:tab/><text:tab/><text:tab/><text:tab/>1*<text:tab/><text:tab/><text:span text:style-name="T34">7</text:span></text:p>
      <text:p text:style-name="P19">(12) Get V2g &amp; Phase<text:tab/><text:tab/><text:tab/><text:tab/>1*<text:tab/><text:tab/><text:span text:style-name="T34">8</text:span></text:p>
      <text:p text:style-name="P19">(13) Get V3g &amp; Phase<text:tab/><text:tab/><text:tab/><text:tab/>1*<text:tab/><text:tab/><text:span text:style-name="T34">9</text:span></text:p>
      <text:p text:style-name="P19">(14) Idle<text:tab/><text:tab/><text:tab/><text:tab/><text:tab/><text:tab/>2</text:p>
      <text:p text:style-name="P19">(15) Initialize <text:tab/><text:tab/><text:tab/><text:tab/><text:tab/><text:tab/>7<text:tab/></text:p>
      <text:p text:style-name="P19">(16) Main Test Engine<text:tab/><text:tab/><text:tab/><text:tab/><text:span text:style-name="T33">13</text:span></text:p>
      <text:p text:style-name="P20">(17) Reset Auto Mode<text:tab/><text:tab/><text:tab/><text:tab/>1*<text:tab/><text:tab/><text:span text:style-name="T34">10</text:span></text:p>
      <text:p text:style-name="P20">(18) Reset Cell Select Relays<text:tab/><text:tab/><text:tab/><text:tab/>1*<text:tab/><text:tab/><text:span text:style-name="T34">11</text:span></text:p>
      <text:p text:style-name="P20">(19) Reset Resistor Select Relays<text:tab/><text:tab/><text:tab/>1*<text:tab/><text:tab/><text:span text:style-name="T34">12</text:span></text:p>
      <text:p text:style-name="P20">(20) Reset Signal Select Relays<text:tab/><text:tab/><text:tab/>1*<text:tab/><text:tab/><text:span text:style-name="T34">13</text:span></text:p>
      <text:p text:style-name="P20">(21) Set Auto Mode<text:tab/><text:tab/><text:tab/><text:tab/><text:tab/>1*<text:tab/><text:tab/><text:span text:style-name="T34">14</text:span></text:p>
      <text:p text:style-name="P20">(22) Set Cell Select Relays<text:tab/><text:tab/><text:tab/><text:tab/>1*<text:tab/><text:tab/><text:span text:style-name="T34">15</text:span></text:p>
      <text:p text:style-name="P20">(23) Set Freq &amp; Ampltd<text:tab/><text:tab/><text:tab/><text:tab/>1*<text:tab/><text:tab/><text:span text:style-name="T34">16</text:span></text:p>
      <text:p text:style-name="P20">(24) Set Resistor Select Relays<text:tab/><text:tab/><text:tab/>1*<text:tab/><text:tab/><text:span text:style-name="T34">17</text:span></text:p>
      <text:p text:style-name="P20">(25) Set Signal Select Relays<text:tab/><text:tab/><text:tab/><text:tab/>1*<text:tab/><text:tab/><text:span text:style-name="T34">18</text:span></text:p>
      <text:p text:style-name="P20">(26) Stop<text:tab/><text:tab/><text:tab/><text:tab/><text:tab/><text:tab/>2</text:p>
      <text:p text:style-name="P20">(27) Wait X Secs<text:tab/><text:tab/><text:tab/><text:tab/><text:tab/>1*<text:tab/><text:tab/><text:span text:style-name="T34">19</text:span><text:tab/><text:tab/><text:tab/><text:tab/></text:p>
      <text:p text:style-name="P20"/>
      <text:p text:style-name="P19"/>
      <text:p text:style-name="P23">Plan for updating</text:p>
      <text:p text:style-name="P96"/>
      <text:p text:style-name="P96"/>
      <text:p text:style-name="P17"/>
      <text:p text:style-name="P12"/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 PL SungtiL GB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217cm" fo:margin-right="1.04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4:40:30.265000000</meta:creation-date>
    <dc:date>2013-10-17T20:17:40.522000000</dc:date>
    <meta:editing-duration>PT9H19M54S</meta:editing-duration>
    <meta:editing-cycles>20</meta:editing-cycles>
    <meta:generator>LibreOffice/4.1.1.2$Windows_x86 LibreOffice_project/7e4286b58adc75a14f6d83f53a03b6c11fa2903</meta:generator>
    <meta:document-statistic meta:table-count="0" meta:image-count="0" meta:object-count="0" meta:page-count="7" meta:paragraph-count="301" meta:word-count="1409" meta:character-count="6961" meta:non-whitespace-character-count="5524"/>
  </office:meta>
</office:document-meta>
</file>